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71f5" officeooo:paragraph-rsid="000171f5"/>
    </style:style>
    <style:style style:name="P2" style:family="paragraph" style:parent-style-name="Standard">
      <style:text-properties officeooo:rsid="000171f5" officeooo:paragraph-rsid="0001f0f2"/>
    </style:style>
    <style:style style:name="P3" style:family="paragraph" style:parent-style-name="Standard">
      <style:text-properties officeooo:rsid="0001f0f2" officeooo:paragraph-rsid="0001f0f2"/>
    </style:style>
    <style:style style:name="P4" style:family="paragraph" style:parent-style-name="Standard">
      <style:text-properties officeooo:rsid="0001f0f2" officeooo:paragraph-rsid="0006f80c"/>
    </style:style>
    <style:style style:name="P5" style:family="paragraph" style:parent-style-name="Standard">
      <style:text-properties officeooo:rsid="000341f7" officeooo:paragraph-rsid="000341f7"/>
    </style:style>
    <style:style style:name="P6" style:family="paragraph" style:parent-style-name="Standard">
      <style:text-properties style:font-name="FreeMono" officeooo:rsid="000341f7" officeooo:paragraph-rsid="000341f7"/>
    </style:style>
    <style:style style:name="P7" style:family="paragraph" style:parent-style-name="Standard">
      <style:text-properties style:font-name="FreeMono" fo:font-size="9pt" officeooo:rsid="0005e10f" officeooo:paragraph-rsid="0015a5af" style:font-size-asian="9pt" style:font-size-complex="9pt"/>
    </style:style>
    <style:style style:name="P8" style:family="paragraph" style:parent-style-name="Standard">
      <style:text-properties style:font-name="FreeMono" fo:font-size="7pt" officeooo:rsid="000341f7" officeooo:paragraph-rsid="000341f7" style:font-size-asian="7pt" style:font-size-complex="7pt"/>
    </style:style>
    <style:style style:name="P9" style:family="paragraph" style:parent-style-name="Standard">
      <style:text-properties style:font-name="FreeMono" officeooo:rsid="0008f015" officeooo:paragraph-rsid="0008f015"/>
    </style:style>
    <style:style style:name="P10" style:family="paragraph" style:parent-style-name="Standard">
      <style:text-properties style:font-name="FreeMono" officeooo:rsid="00098da9" officeooo:paragraph-rsid="00099268"/>
    </style:style>
    <style:style style:name="P11" style:family="paragraph" style:parent-style-name="Standard">
      <style:text-properties style:font-name="FreeMono" officeooo:rsid="00099268" officeooo:paragraph-rsid="00099268"/>
    </style:style>
    <style:style style:name="P12" style:family="paragraph" style:parent-style-name="Standard">
      <style:text-properties style:font-name="FreeMono" officeooo:rsid="000a79b2" officeooo:paragraph-rsid="000a79b2"/>
    </style:style>
    <style:style style:name="P13" style:family="paragraph" style:parent-style-name="Standard">
      <style:text-properties style:font-name="FreeMono" officeooo:rsid="000b5b96" officeooo:paragraph-rsid="000b5b96"/>
    </style:style>
    <style:style style:name="P14" style:family="paragraph" style:parent-style-name="Standard">
      <style:text-properties style:font-name="FreeMono" officeooo:rsid="0018de31" officeooo:paragraph-rsid="0018de31"/>
    </style:style>
    <style:style style:name="P15" style:family="paragraph" style:parent-style-name="Standard">
      <style:text-properties style:font-name="FreeMono" officeooo:rsid="001f5f11" officeooo:paragraph-rsid="001f5f11"/>
    </style:style>
    <style:style style:name="P16" style:family="paragraph" style:parent-style-name="Standard">
      <style:text-properties officeooo:rsid="0005e10f" officeooo:paragraph-rsid="0015a5af"/>
    </style:style>
    <style:style style:name="P17" style:family="paragraph" style:parent-style-name="Standard">
      <style:text-properties officeooo:rsid="0005e10f" officeooo:paragraph-rsid="001d3ed6"/>
    </style:style>
    <style:style style:name="P18" style:family="paragraph" style:parent-style-name="Standard">
      <style:text-properties officeooo:rsid="0008f015" officeooo:paragraph-rsid="0008f015"/>
    </style:style>
    <style:style style:name="P19" style:family="paragraph" style:parent-style-name="Standard">
      <style:text-properties officeooo:rsid="0008f015" officeooo:paragraph-rsid="00098da9"/>
    </style:style>
    <style:style style:name="P20" style:family="paragraph" style:parent-style-name="Standard">
      <style:text-properties officeooo:rsid="0008f015" officeooo:paragraph-rsid="00172ce1"/>
    </style:style>
    <style:style style:name="P21" style:family="paragraph" style:parent-style-name="Standard">
      <style:text-properties officeooo:rsid="00098da9" officeooo:paragraph-rsid="00098da9"/>
    </style:style>
    <style:style style:name="P22" style:family="paragraph" style:parent-style-name="Standard">
      <style:text-properties officeooo:rsid="00098da9" officeooo:paragraph-rsid="00099268"/>
    </style:style>
    <style:style style:name="P23" style:family="paragraph" style:parent-style-name="Standard">
      <style:text-properties officeooo:rsid="00098da9" officeooo:paragraph-rsid="00217928"/>
    </style:style>
    <style:style style:name="P24" style:family="paragraph" style:parent-style-name="Standard">
      <style:text-properties officeooo:rsid="00099268" officeooo:paragraph-rsid="00099268"/>
    </style:style>
    <style:style style:name="P25" style:family="paragraph" style:parent-style-name="Standard">
      <style:text-properties officeooo:rsid="00099268" officeooo:paragraph-rsid="000a79b2"/>
    </style:style>
    <style:style style:name="P26" style:family="paragraph" style:parent-style-name="Standard">
      <style:text-properties officeooo:rsid="000a79b2" officeooo:paragraph-rsid="000a79b2"/>
    </style:style>
    <style:style style:name="P27" style:family="paragraph" style:parent-style-name="Standard">
      <style:text-properties officeooo:rsid="000a79b2" officeooo:paragraph-rsid="000b5b96"/>
    </style:style>
    <style:style style:name="P28" style:family="paragraph" style:parent-style-name="Standard">
      <style:text-properties officeooo:rsid="000b5b96" officeooo:paragraph-rsid="000b5b96"/>
    </style:style>
    <style:style style:name="P29" style:family="paragraph" style:parent-style-name="Standard">
      <style:text-properties officeooo:rsid="000b8a9e" officeooo:paragraph-rsid="000b8a9e"/>
    </style:style>
    <style:style style:name="P30" style:family="paragraph" style:parent-style-name="Standard">
      <style:text-properties style:font-name="Liberation Serif" officeooo:rsid="0008f015" officeooo:paragraph-rsid="0008f015"/>
    </style:style>
    <style:style style:name="P31" style:family="paragraph" style:parent-style-name="Standard">
      <style:text-properties officeooo:rsid="00217928" officeooo:paragraph-rsid="00217928"/>
    </style:style>
    <style:style style:name="P32" style:family="paragraph" style:parent-style-name="Standard">
      <style:text-properties officeooo:rsid="00217928" officeooo:paragraph-rsid="00252233"/>
    </style:style>
    <style:style style:name="P33" style:family="paragraph" style:parent-style-name="Standard">
      <style:text-properties officeooo:paragraph-rsid="0025cce3"/>
    </style:style>
    <style:style style:name="P34" style:family="paragraph" style:parent-style-name="Title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text-properties style:font-name="FreeMono" fo:font-size="12pt" officeooo:rsid="000a79b2" officeooo:paragraph-rsid="000a79b2" style:font-size-asian="12pt" style:font-size-complex="12pt"/>
    </style:style>
    <style:style style:name="T1" style:family="text">
      <style:text-properties officeooo:rsid="0001f0f2"/>
    </style:style>
    <style:style style:name="T2" style:family="text">
      <style:text-properties officeooo:rsid="000341f7"/>
    </style:style>
    <style:style style:name="T3" style:family="text">
      <style:text-properties officeooo:rsid="0004ea28"/>
    </style:style>
    <style:style style:name="T4" style:family="text">
      <style:text-properties officeooo:rsid="0005e10f"/>
    </style:style>
    <style:style style:name="T5" style:family="text">
      <style:text-properties officeooo:rsid="00099268"/>
    </style:style>
    <style:style style:name="T6" style:family="text">
      <style:text-properties fo:color="#000000" style:font-name="FreeMono" fo:font-size="10pt" fo:background-color="#e8f2fe" loext:char-shading-value="0" style:font-size-asian="10pt"/>
    </style:style>
    <style:style style:name="T7" style:family="text">
      <style:text-properties fo:color="#000000" style:font-name="FreeMono" fo:font-size="10pt" officeooo:rsid="000a79b2" fo:background-color="#e8f2fe" loext:char-shading-value="0" style:font-size-asian="10pt"/>
    </style:style>
    <style:style style:name="T8" style:family="text">
      <style:text-properties fo:color="#000000" style:font-name="FreeMono" fo:font-size="10pt" officeooo:rsid="0021f7c6" fo:background-color="#e8f2fe" loext:char-shading-value="0" style:font-size-asian="10pt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officeooo:rsid="000b8a9e"/>
    </style:style>
    <style:style style:name="T13" style:family="text">
      <style:text-properties officeooo:rsid="000ef663"/>
    </style:style>
    <style:style style:name="T14" style:family="text">
      <style:text-properties style:font-name="FreeMono"/>
    </style:style>
    <style:style style:name="T15" style:family="text">
      <style:text-properties style:font-name="FreeMono" officeooo:rsid="00099268"/>
    </style:style>
    <style:style style:name="T16" style:family="text">
      <style:text-properties style:font-name="FreeMono" officeooo:rsid="00098da9"/>
    </style:style>
    <style:style style:name="T17" style:family="text">
      <style:text-properties style:font-name="FreeMono" officeooo:rsid="0015a5af"/>
    </style:style>
    <style:style style:name="T18" style:family="text">
      <style:text-properties style:font-name="FreeMono" officeooo:rsid="001a7681"/>
    </style:style>
    <style:style style:name="T19" style:family="text">
      <style:text-properties style:font-name="FreeMono" officeooo:rsid="00249e51"/>
    </style:style>
    <style:style style:name="T20" style:family="text">
      <style:text-properties style:font-name="FreeMono" officeooo:rsid="00252233"/>
    </style:style>
    <style:style style:name="T21" style:family="text">
      <style:text-properties style:font-name="FreeMono" officeooo:rsid="0025cce3"/>
    </style:style>
    <style:style style:name="T22" style:family="text">
      <style:text-properties officeooo:rsid="0014d4eb"/>
    </style:style>
    <style:style style:name="T23" style:family="text">
      <style:text-properties officeooo:rsid="0015a5af"/>
    </style:style>
    <style:style style:name="T24" style:family="text">
      <style:text-properties officeooo:rsid="00172ce1"/>
    </style:style>
    <style:style style:name="T25" style:family="text">
      <style:text-properties officeooo:rsid="002123b9"/>
    </style:style>
    <style:style style:name="T26" style:family="text">
      <style:text-properties officeooo:rsid="0021f7c6"/>
    </style:style>
    <style:style style:name="T27" style:family="text">
      <style:text-properties officeooo:rsid="00252233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ICS TS <text:span text:style-name="T27">Voras</text:span> ecosystem demonstration <text:span text:style-name="T3">Kubernetes </text:span>instructions</text:p>
      <text:p text:style-name="P1"/>
      <text:p text:style-name="Heading_20_1">Introduction</text:p>
      <text:p text:style-name="P3"/>
      <text:p text:style-name="P4">The following instructions will create a full <text:span text:style-name="T27">Voras</text:span> ecosystem as you would use it in a production system. <text:s/>The ecosystem will be installed into the CICS TS Kubernetes cluster so that the developers can have access to diagnose defects etc. <text:s/>External trials and demos will likely be installed using Docker Compose as <text:span text:style-name="T2">those</text:span> instructions will be considerably easier <text:span text:style-name="T2">but</text:span> <text:span text:style-name="T2">the </text:span>Compose files have not been created yet. <text:s/>All the ecosystem servers will be present, except for the API and Web servers.</text:p>
      <text:p text:style-name="P3"/>
      <text:p text:style-name="P5">All the following steps could be scripted, <text:s/>but for educational purpose<text:span text:style-name="T12">s</text:span>, <text:s/>the individual instructions have been listed.</text:p>
      <text:p text:style-name="P5"/>
      <text:p text:style-name="P29">There are similar Helm instructions.</text:p>
      <text:p text:style-name="P1"/>
      <text:p text:style-name="Heading_20_1">Pre-requisite requirements</text:p>
      <text:p text:style-name="P1"/>
      <text:p text:style-name="P1">1) The Kubernetes command “kubectl” is installed and working.</text:p>
      <text:p text:style-name="P1">2) The supplied ~/.kube/config is in place and the namespace set to the one you have been allocated.</text:p>
      <text:p text:style-name="P1">3) The etcd3 command “etcdctl” command is installed and working.</text:p>
      <text:p text:style-name="P2">4) <text:span text:style-name="T1">The etcd3 api has been set to 3 via “export ETCDCTL_API=3” or your O/S equivalent.</text:span></text:p>
      <text:p text:style-name="P3">5) Maven is installed and working.</text:p>
      <text:p text:style-name="P26">6) Apache Karaf has been downloaded and unziped.</text:p>
      <text:p text:style-name="Heading_20_1"/>
      <text:p text:style-name="Heading_20_1">Instructions</text:p>
      <text:p text:style-name="P5"/>
      <text:p text:style-name="Heading_20_2">Create the maven settings and get the k8s yaml files</text:p>
      <text:p text:style-name="P5"/>
      <text:p text:style-name="P17"><text:span text:style-name="T23">1</text:span>) Download the runtime zip from maven <text:span text:style-name="T5">and extract into an empty directory from </text:span><text:a xlink:type="simple" xlink:href="http://archiva.cics-ts.hur.hdclab.intranet.ibm.com:8080/repository/demo/ejat/runtime/0.3.0-SNAPSHOT/runtime-0.3.0-SNAPSHOT.zip" text:style-name="Internet_20_link" text:visited-style-name="Visited_20_Internet_20_Link"><text:span text:style-name="T5">http://archiva.cics-ts.hur.hdclab.intranet.ibm.com:8080/repository/demo/</text:span></text:a><text:span text:style-name="T5">dev.voras</text:span><text:a xlink:type="simple" xlink:href="http://archiva.cics-ts.hur.hdclab.intranet.ibm.com:8080/repository/demo/ejat/runtime/0.3.0-SNAPSHOT/runtime-0.3.0-SNAPSHOT.zip" text:style-name="Internet_20_link" text:visited-style-name="Visited_20_Internet_20_Link"><text:span text:style-name="T5">/runtime/0.3.0-SNAPSHOT/runtime-0.3.0-SNAPSHOT.zip</text:span></text:a></text:p>
      <text:p text:style-name="P16"/>
      <text:p text:style-name="P16"><text:span text:style-name="T23">2</text:span>) Create/amend the ~/.m2/settings.xml file <text:span text:style-name="T13">with the m2/settings.xml file from step 1.</text:span></text:p>
      <text:p text:style-name="P7"/>
      <text:p text:style-name="P16"/>
      <text:p text:style-name="Heading_20_2">Deploy the Ecosystem</text:p>
      <text:p text:style-name="P5"/>
      <text:p text:style-name="P5"><text:span text:style-name="T4">3</text:span>) Create the external exposed ports the clients will use to access the ecosystem</text:p>
      <text:p text:style-name="P5"/>
      <text:p text:style-name="P6">kubectl apply -f expose.yaml</text:p>
      <text:p text:style-name="P5"/>
      <text:p text:style-name="P5"/>
      <text:p text:style-name="P5"><text:soft-page-break/><text:span text:style-name="T4">4</text:span>) List and extract <text:span text:style-name="T4">4</text:span> of the ports Kubernetes has allocated to the various servers. <text:s/>We could use ingresses instead. <text:s/>But not at this point (easier if scripted, or helmed).</text:p>
      <text:p text:style-name="P5"/>
      <text:p text:style-name="P6">kubectl get svc</text:p>
      <text:p text:style-name="P5"/>
      <text:p text:style-name="P5">example output:-</text:p>
      <text:p text:style-name="P5"/>
      <text:p text:style-name="P8">NAME <text:s text:c="32"/>TYPE <text:s text:c="7"/>CLUSTER-IP <text:s text:c="6"/>EXTERNAL-IP <text:s text:c="2"/>PORT(S) <text:s text:c="12"/>AGE</text:p>
      <text:p text:style-name="P8">bootstrap <text:s text:c="27"/>ClusterIP <text:s text:c="2"/>10.99.2.0 <text:s text:c="7"/>&lt;none&gt; <text:s text:c="7"/>80/TCP <text:s text:c="13"/>42h</text:p>
      <text:p text:style-name="P8">bootstrap-external <text:s text:c="18"/>NodePort <text:s text:c="3"/>10.102.98.104 <text:s text:c="3"/>&lt;none&gt; <text:s text:c="7"/>80:31339/TCP <text:s text:c="7"/>42h</text:p>
      <text:p text:style-name="P8">cps <text:s text:c="33"/>ClusterIP <text:s text:c="2"/>10.111.226.36 <text:s text:c="3"/>&lt;none&gt; <text:s text:c="7"/>2379/TCP,2380/TCP <text:s text:c="2"/>42h</text:p>
      <text:p text:style-name="P8">cps-external <text:s text:c="24"/>NodePort <text:s text:c="3"/>10.98.245.234 <text:s text:c="3"/>&lt;none&gt; <text:s text:c="7"/>2379:30256/TCP <text:s text:c="5"/>42h</text:p>
      <text:p text:style-name="P8">engine-controller <text:s text:c="19"/>ClusterIP <text:s text:c="2"/>10.100.164.169 <text:s text:c="2"/>&lt;none&gt; <text:s text:c="7"/>9010/TCP,9011/TCP <text:s text:c="2"/>42h</text:p>
      <text:p text:style-name="P8">engine-controller-metrics-external <text:s text:c="2"/>NodePort <text:s text:c="3"/>10.99.84.64 <text:s text:c="5"/>&lt;none&gt; <text:s text:c="7"/>9010:31203/TCP <text:s text:c="5"/>42h</text:p>
      <text:p text:style-name="P8">metrics <text:s text:c="29"/>ClusterIP <text:s text:c="2"/>10.96.184.107 <text:s text:c="3"/>&lt;none&gt; <text:s text:c="7"/>9010/TCP,9011/TCP <text:s text:c="2"/>21h</text:p>
      <text:p text:style-name="P8">metrics-external <text:s text:c="20"/>NodePort <text:s text:c="3"/>10.105.93.132 <text:s text:c="3"/>&lt;none&gt; <text:s text:c="7"/>9010:30672/TCP <text:s text:c="5"/>21h</text:p>
      <text:p text:style-name="P8">ras <text:s text:c="33"/>ClusterIP <text:s text:c="2"/>10.107.223.126 <text:s text:c="2"/>&lt;none&gt; <text:s text:c="7"/>5984/TCP <text:s text:c="11"/>42h</text:p>
      <text:p text:style-name="P8">ras-external <text:s text:c="24"/>NodePort <text:s text:c="3"/>10.109.187.158 <text:s text:c="2"/>&lt;none&gt; <text:s text:c="7"/>5984:32602/TCP <text:s text:c="5"/>42h</text:p>
      <text:p text:style-name="P8">resource-monitor <text:s text:c="20"/>ClusterIP <text:s text:c="2"/>10.99.154.131 <text:s text:c="3"/>&lt;none&gt; <text:s text:c="7"/>9010/TCP,9011/TCP <text:s text:c="2"/>42h</text:p>
      <text:p text:style-name="P8">resource-monitor-metrics-external <text:s text:c="3"/>NodePort <text:s text:c="3"/>10.108.81.147 <text:s text:c="3"/>&lt;none&gt; <text:s text:c="7"/>9010:31232/TCP <text:s text:c="5"/>42h</text:p>
      <text:p text:style-name="P5"/>
      <text:p text:style-name="P5">You will need to extract 4 ports from this output, <text:s text:c="2"/>the bootstrap-external, in this case 31339, cps-external = 30256, ras-external = 32602 and grafana-external = 88888. <text:s text:c="2"/>The following instructions will refer to these ports as {bootstrap}, {cps}, {ras} and <text:span text:style-name="T3">{grafana}.</text:span></text:p>
      <text:p text:style-name="P5"/>
      <text:p text:style-name="P18">5) Edit the config-static-bootstrap.yaml file and replace {cps} with the correct port and save</text:p>
      <text:p text:style-name="P18"/>
      <text:p text:style-name="P18">6) Create the config files in k8s</text:p>
      <text:p text:style-name="P9">kubectl apply -f config-static-boo<text:span text:style-name="T25">t</text:span>strap.yaml</text:p>
      <text:p text:style-name="P9">kubectl apply -f config.yaml</text:p>
      <text:p text:style-name="P14">kubectl apply -f config-prometheus.yaml</text:p>
      <text:p text:style-name="P14">kubectl apply -f config-grafana.yaml</text:p>
      <text:p text:style-name="P18"/>
      <text:p text:style-name="P30">7 ) Apply security rules</text:p>
      <text:p text:style-name="P9">kubectl apply -f security.yaml</text:p>
      <text:p text:style-name="P18"/>
      <text:p text:style-name="P30">8) Start the bootstrap and CPS servers</text:p>
      <text:p text:style-name="P9">kubectl apply -f server-bootstrap-static.yaml</text:p>
      <text:p text:style-name="P9">kubectl apply -f server-cps-etcd3.yaml</text:p>
      <text:p text:style-name="P18"/>
      <text:p text:style-name="P18">9) Check the etcd server has started correctly before proceeding</text:p>
      <text:p text:style-name="P9">kubectl logs -f cps-0</text:p>
      <text:p text:style-name="P20">and look for “<text:span text:style-name="T24">ready to serve client requests</text:span>”</text:p>
      <text:p text:style-name="P18"/>
      <text:p text:style-name="P18">10) Amend the CPS to point to the DSS and RAS servers, dont forget to substitute the port numbers. (the DSS is sharing the same etcd as the CPS)</text:p>
      <text:p text:style-name="P18"/>
      <text:p text:style-name="P18"><text:span text:style-name="T14">etcdctl --endpoints=</text:span><text:a xlink:type="simple" xlink:href="http://cicsk8sm.hursley.ibm.com:32293/" text:style-name="Internet_20_link" text:visited-style-name="Visited_20_Internet_20_Link"><text:span text:style-name="T14">http://cicsk8sm.hursley.ibm.com:{</text:span></text:a><text:span text:style-name="T14">cps} put framework.dynamicstatus.store etcd:</text:span><text:a xlink:type="simple" xlink:href="http://cicsk8sm.hursley.ibm.com/" text:style-name="Internet_20_link" text:visited-style-name="Visited_20_Internet_20_Link"><text:span text:style-name="T14">http://cicsk8sm.hursley.ibm.com</text:span></text:a><text:a xlink:type="simple" xlink:href="http://cicsk8sm.hursley.ibm.com:32293/" text:style-name="Internet_20_link" text:visited-style-name="Visited_20_Internet_20_Link"><text:span text:style-name="T14">:{</text:span></text:a><text:span text:style-name="T14">cps}</text:span></text:p>
      <text:p text:style-name="P9"/>
      <text:p text:style-name="P18"><text:span text:style-name="T14">etcdctl </text:span><text:span text:style-name="T17">--</text:span><text:span text:style-name="T14">endpoints=</text:span><text:a xlink:type="simple" xlink:href="http://cicsk8sm.hursley.ibm.com:32293/" text:style-name="Internet_20_link" text:visited-style-name="Visited_20_Internet_20_Link"><text:span text:style-name="T14">http://cicsk8sm.hursley.ibm.com</text:span></text:a><text:span text:style-name="T14">:{cps} put framework.resultarchive.store couchdb:</text:span><text:a xlink:type="simple" xlink:href="http://cicsk8sm.hursley.ibm.com/" text:style-name="Internet_20_link" text:visited-style-name="Visited_20_Internet_20_Link"><text:span text:style-name="T14">http://cicsk8sm.hursley.ibm.com</text:span></text:a><text:a xlink:type="simple" xlink:href="http://cicsk8sm.hursley.ibm.com:32293/" text:style-name="Internet_20_link" text:visited-style-name="Visited_20_Internet_20_Link"><text:span text:style-name="T14">:{</text:span></text:a><text:span text:style-name="T14">ras}</text:span></text:p>
      <text:p text:style-name="P18"/>
      <text:p text:style-name="P18">11) Start the RAS server, <text:s/>the engine controller and the resource management server</text:p>
      <text:p text:style-name="P9">kubectl apply -f server-ras-couchdb.yaml</text:p>
      <text:p text:style-name="P9">kubectl apply -f server-resource-monitor.yaml</text:p>
      <text:p text:style-name="P9">kubectl apply -f server-engine-controller.yaml</text:p>
      <text:p text:style-name="P15">kubectl apply -f server-metrics.yaml</text:p>
      <text:p text:style-name="P14">kubectl apply -f server-prometheus.yaml</text:p>
      <text:p text:style-name="P14">kubectl apply -f server-grafana.yaml</text:p>
      <text:p text:style-name="P18"><text:soft-page-break/></text:p>
      <text:p text:style-name="P18">At this point the ecosystem is up and running</text:p>
      <text:p text:style-name="P18"/>
      <text:p text:style-name="Heading_20_2">Testing properties</text:p>
      <text:p text:style-name="P21"/>
      <text:p text:style-name="P18">To allow the zos tests to run correctly, <text:s/>the following properties should be set:-</text:p>
      <text:p text:style-name="P18"><text:span text:style-name="T14">etcdctl --endpoints=</text:span><text:a xlink:type="simple" xlink:href="http://cicsk8sm.hursley.ibm.com:32293/" text:style-name="Internet_20_link" text:visited-style-name="Visited_20_Internet_20_Link"><text:span text:style-name="T14">http://cicsk8sm.hursley.ibm.com:</text:span></text:a><text:a xlink:type="simple" xlink:href="http://cicsk8sm.hursley.ibm.com:32293/" text:style-name="Internet_20_link" text:visited-style-name="Visited_20_Internet_20_Link"><text:span text:style-name="T16">{</text:span></text:a><text:span text:style-name="T16">cps}</text:span><text:span text:style-name="T14"> put zos.cluster.default.images MV2C,MV2D<text:line-break/>etcdctl --endpoints=</text:span><text:a xlink:type="simple" xlink:href="http://cicsk8sm.hursley.ibm.com:32293/" text:style-name="Internet_20_link" text:visited-style-name="Visited_20_Internet_20_Link"><text:span text:style-name="T14">http://cicsk8sm.hursley.ibm.com:</text:span></text:a><text:a xlink:type="simple" xlink:href="http://cicsk8sm.hursley.ibm.com:32293/" text:style-name="Internet_20_link" text:visited-style-name="Visited_20_Internet_20_Link"><text:span text:style-name="T16">{</text:span></text:a><text:span text:style-name="T16">cps}</text:span><text:span text:style-name="T14"> put zos.image.max.slots 1</text:span></text:p>
      <text:p text:style-name="P19"><text:span text:style-name="T14">etcdctl --endpoints=</text:span><text:a xlink:type="simple" xlink:href="http://cicsk8sm.hursley.ibm.com:32293/" text:style-name="Internet_20_link" text:visited-style-name="Visited_20_Internet_20_Link"><text:span text:style-name="T14">http://cicsk8sm.hursley.ibm.com:</text:span></text:a><text:a xlink:type="simple" xlink:href="http://cicsk8sm.hursley.ibm.com:32293/" text:style-name="Internet_20_link" text:visited-style-name="Visited_20_Internet_20_Link"><text:span text:style-name="T16">{</text:span></text:a><text:span text:style-name="T16">cps}</text:span><text:span text:style-name="T14"> put zos.image.</text:span><text:span text:style-name="T16">MV2D.</text:span><text:span text:style-name="T14">max.slots </text:span><text:span text:style-name="T16">0</text:span></text:p>
      <text:p text:style-name="P19"/>
      <text:p text:style-name="P21">All other defaults should be fine. <text:s text:c="2"/>How do we know what properties to set, <text:s text:c="2"/>good question.</text:p>
      <text:p text:style-name="P21"/>
      <text:p text:style-name="Heading_20_2">Running a test locally</text:p>
      <text:p text:style-name="P21"/>
      <text:p text:style-name="P21">To run a test locally we need to create the basic maven project structure using an archetype, then build it and then we can run it.</text:p>
      <text:p text:style-name="P21"/>
      <text:p text:style-name="P31">1) Setup the local configuration files</text:p>
      <text:p text:style-name="P31">mkdir ~/.<text:span text:style-name="T27">voras</text:span></text:p>
      <text:p text:style-name="P32">touch ~/.<text:span text:style-name="T27">voras</text:span>/overrides.properties</text:p>
      <text:p text:style-name="P32">touch ~/.<text:span text:style-name="T27">voras</text:span>/cps.properties</text:p>
      <text:p text:style-name="P32">touch ~/.<text:span text:style-name="T27">voras</text:span>/dss.properties</text:p>
      <text:p text:style-name="P32">touch ~/.<text:span text:style-name="T27">voras</text:span>/credentials.properties</text:p>
      <text:p text:style-name="P23"/>
      <text:p text:style-name="P22"><text:span text:style-name="T26">2</text:span>) <text:span text:style-name="T5">In an empty directory, create the demo project, replace {group} with something unique as the tests will deployed to a shared maven repository later on.</text:span></text:p>
      <text:p text:style-name="P10">mvn <text:span text:style-name="T5">archetype:generate -DarchetypeGroupId=dev.voras -DarchetypeArtifactId=voras-demo-archetype -DarchetypeVersion=0.3.0-SNAPSHOT -DgroupId={group}</text:span></text:p>
      <text:p text:style-name="P22"/>
      <text:p text:style-name="P24"><text:span text:style-name="T26">3</text:span>) Build the project</text:p>
      <text:p text:style-name="P11">mvn install</text:p>
      <text:p text:style-name="P24"/>
      <text:p text:style-name="P24"><text:span text:style-name="T26">4</text:span>) run the test locally, <text:s/>the <text:span text:style-name="T27">voras-</text:span>boot.jar is from the runtime zip you extracted earlier</text:p>
      <text:p text:style-name="P33"><text:span text:style-name="T15">java -jar {runtimedir}/</text:span><text:span text:style-name="T20">voras</text:span><text:span text:style-name="T17">-</text:span><text:span text:style-name="T15">boot.jar </text:span><text:span text:style-name="T17">--</text:span><text:span text:style-name="T15">bootstrap </text:span><text:a xlink:type="simple" xlink:href="http://cicsk8sm.hursley.ibm.com/" text:style-name="Internet_20_link" text:visited-style-name="Visited_20_Internet_20_Link"><text:span text:style-name="T15">http://cicsk8sm.hursley.ibm.com</text:span></text:a><text:a xlink:type="simple" xlink:href="http://cicsk8sm.hursley.ibm.com:32293/" text:style-name="Internet_20_link" text:visited-style-name="Visited_20_Internet_20_Link"><text:span text:style-name="T15">:{</text:span></text:a><text:span text:style-name="T15">bootstrap} </text:span><text:span text:style-name="T21">--obr mvn:dev.voras/dev.voras.uber.obr/0.3.0-SNAPSHOT/obr </text:span><text:span text:style-name="T15">--obr mvn:{group}/</text:span><text:span text:style-name="T6">demo-</text:span><text:span text:style-name="T8">obr</text:span><text:span text:style-name="T6">/</text:span><text:span text:style-name="T7">1.0-SNAPSHOT/</text:span><text:span text:style-name="T8">obr</text:span><text:span text:style-name="T7"> </text:span><text:span text:style-name="T15">--test <text:s/>demo.tests/demo.FastCore</text:span></text:p>
      <text:p text:style-name="P25"/>
      <text:p text:style-name="Heading_20_2">Run the test in automation</text:p>
      <text:p text:style-name="P26"/>
      <text:p text:style-name="P26">In order run the test in automation, <text:s/>the test and obr projects will need to be deployed to a maven repository. <text:s text:c="2"/>We will also need the <text:span text:style-name="T27">Voras</text:span> Karaf command environment to submit the run.</text:p>
      <text:p text:style-name="P26"/>
      <text:p text:style-name="P26">1) Deploy the test project to a maven repository (the <text:span text:style-name="T22">distribution </text:span>repository URL has been hardcoded)</text:p>
      <text:p text:style-name="P12">mvn deploy</text:p>
      <text:p text:style-name="P26"><text:soft-page-break/></text:p>
      <text:p text:style-name="P26">2) Start up Apache Karaf <text:s text:c="13"/></text:p>
      <text:p text:style-name="P12">{karafdirectory}/bin/karaf</text:p>
      <text:p text:style-name="P26"/>
      <text:p text:style-name="P26">3) Install the Karaf maven feature</text:p>
      <text:p text:style-name="P12">feature:install maven</text:p>
      <text:p text:style-name="P26"/>
      <text:p text:style-name="P26">4) Add the internal <text:span text:style-name="T27">Voras</text:span> maven repository to Karaf</text:p>
      <text:p text:style-name="P26"><text:span text:style-name="T14">maven:repository-add -id </text:span><text:span text:style-name="T20">voras</text:span><text:span text:style-name="T14"> </text:span><text:a xlink:type="simple" xlink:href="http://cicscit.hursley.ibm.com/ejatv3/maven@snapshots" text:style-name="Internet_20_link" text:visited-style-name="Visited_20_Internet_20_Link"><text:span text:style-name="T14">http://cicscit.hursley.ibm.com/</text:span></text:a><text:a xlink:type="simple" xlink:href="http://cicscit.hursley.ibm.com/ejatv3/maven@snapshots" text:style-name="Internet_20_link" text:visited-style-name="Visited_20_Internet_20_Link"><text:span text:style-name="T20">voras</text:span></text:a><text:a xlink:type="simple" xlink:href="http://cicscit.hursley.ibm.com/ejatv3/maven@snapshots" text:style-name="Internet_20_link" text:visited-style-name="Visited_20_Internet_20_Link"><text:span text:style-name="T14">/maven@snapshots</text:span></text:a></text:p>
      <text:p text:style-name="P26"/>
      <text:p text:style-name="P26">5) Add the <text:span text:style-name="T27">Voras</text:span> features to Karaf</text:p>
      <text:p text:style-name="P35">feature:repo-add mvn:dev.voras/dev.voras.uber.karaffeature/0.3.0-SNAPSHOT/<text:span text:style-name="T11">xml</text:span></text:p>
      <text:p text:style-name="P35">feature:repo-add mvn:dev.voras/dev.voras.devtools.karaffeature/0.3.0-SNAPSHOT/<text:span text:style-name="T11">xml</text:span></text:p>
      <text:p text:style-name="P26"/>
      <text:p text:style-name="P26">6) Install the <text:span text:style-name="T27">Voras</text:span> framework and devtools</text:p>
      <text:p text:style-name="P12">feature:install <text:span text:style-name="T27">voras</text:span>-devtools</text:p>
      <text:p text:style-name="P26"/>
      <text:p text:style-name="P26">7) Initiallise the <text:span text:style-name="T27">Voras</text:span> framework so that it talks to our new CPS, DSS and RAS</text:p>
      <text:p text:style-name="P26"><text:span text:style-name="T20">voras</text:span><text:span text:style-name="T14">:init --bootstrap </text:span><text:a xlink:type="simple" xlink:href="http://cicsk8sm.hursley.ibm.com/" text:style-name="Internet_20_link" text:visited-style-name="Visited_20_Internet_20_Link"><text:span text:style-name="T14">http://cicsk8sm.hursley.ibm.com</text:span></text:a><text:a xlink:type="simple" xlink:href="http://cicsk8sm.hursley.ibm.com:32293/" text:style-name="Internet_20_link" text:visited-style-name="Visited_20_Internet_20_Link"><text:span text:style-name="T14">:</text:span></text:a><text:span text:style-name="T14">{bootstrap}</text:span></text:p>
      <text:p text:style-name="P26"/>
      <text:p text:style-name="P28">8) In another terminal window you may want to monitor the pods running in k8s</text:p>
      <text:p text:style-name="P13">watch kubectl get pods -o wide</text:p>
      <text:p text:style-name="P26"/>
      <text:p text:style-name="P26">8) Submit your test run</text:p>
      <text:p text:style-name="P27"><text:span text:style-name="T14">run:submit --repo </text:span><text:a xlink:type="simple" xlink:href="http://archiva.cics-ts.hur.hdclab.intranet.ibm.com:8080/repository/demo" text:style-name="Internet_20_link" text:visited-style-name="Visited_20_Internet_20_Link"><text:span text:style-name="T14">http://archiva.cics-ts.hur.hdclab.intranet.ibm.com:8080/repository/demo</text:span></text:a><text:span text:style-name="T14"> </text:span><text:span text:style-name="T15">--obr mvn:{group}/demo-</text:span><text:span text:style-name="T19">obr</text:span><text:span text:style-name="T15">/1.0-SNAPSHOT/</text:span><text:span text:style-name="T18">obr</text:span><text:span text:style-name="T15"> demo.tests demo.SlowCore</text:span></text:p>
      <text:p text:style-name="P27"/>
      <text:p text:style-name="P28">9) on the O/S command line view the log of the automated run, it may take a few seconds for the pod to start (controller polls every 20 seconds)</text:p>
      <text:p text:style-name="P13">kubectl logs -f k8s-standard-engine-u1</text:p>
      <text:p text:style-name="P28"/>
      <text:p text:style-name="P28">10) in Karaf, <text:s/>submit you can list and display the runs</text:p>
      <text:p text:style-name="P13">run:list</text:p>
      <text:p text:style-name="P13">run:display U1</text:p>
      <text:p text:style-name="P28"/>
      <text:p text:style-name="P28">11) If enough development was done, <text:s/>you would be able to retrieve the test structure, the run log and the artifacts</text:p>
      <text:p text:style-name="P13">ras:display U1</text:p>
      <text:p text:style-name="P13">ras:log U1</text:p>
      <text:p text:style-name="P13">ras:download U1 1</text:p>
      <text:p text:style-name="P13"/>
      <text:p text:style-name="P28">11) Submit 5 zos tests to demonstrate throttling, only 1 slot is available, <text:s/>so they will run 1 by 1, waiting 5 minutes before retrying</text:p>
      <text:p text:style-name="P27"><text:span text:style-name="T14">run:submit --repo </text:span><text:a xlink:type="simple" xlink:href="http://archiva.cics-ts.hur.hdclab.intranet.ibm.com:8080/repository/demo" text:style-name="Internet_20_link" text:visited-style-name="Visited_20_Internet_20_Link"><text:span text:style-name="T14">http://archiva.cics-ts.hur.hdclab.intranet.ibm.com:8080/repository/demo</text:span></text:a><text:span text:style-name="T14"> </text:span><text:span text:style-name="T15">--obr mvn:{group}/demo-</text:span><text:span text:style-name="T19">obr</text:span><text:span text:style-name="T15">/1.0-SNAPSHOT/</text:span><text:span text:style-name="T18">obr</text:span><text:span text:style-name="T15"> --count 10 demo.tests demo.ThrottleZos</text:span></text:p>
      <text:p text:style-name="P28"/>
      <text:p text:style-name="P28">12) In a browser, <text:s/>view the Grafana charts http://cicsk8sm.hursley.ibm.com:{grafana}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06:52.184697763</meta:creation-date>
    <dc:date>2019-06-17T09:45:56.606320641</dc:date>
    <meta:editing-duration>PT3H23M28S</meta:editing-duration>
    <meta:editing-cycles>22</meta:editing-cycles>
    <meta:generator>LibreOffice/5.3.6.1$Linux_X86_64 LibreOffice_project/30$Build-1</meta:generator>
    <meta:document-statistic meta:table-count="0" meta:image-count="0" meta:object-count="0" meta:page-count="4" meta:paragraph-count="113" meta:word-count="1006" meta:character-count="8329" meta:non-whitespace-character-count="6883"/>
  </office:meta>
</office:document-meta>
</file>